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253dcc" officeooo:paragraph-rsid="00253dcc"/>
    </style:style>
    <style:style style:name="P2" style:family="paragraph" style:parent-style-name="Standard">
      <style:text-properties fo:language="en" fo:country="GB" officeooo:rsid="00253dcc" officeooo:paragraph-rsid="0027108c"/>
    </style:style>
    <style:style style:name="P3" style:family="paragraph" style:parent-style-name="Standard">
      <style:text-properties fo:language="en" fo:country="GB" officeooo:rsid="00253dcc" officeooo:paragraph-rsid="002743c1"/>
    </style:style>
    <style:style style:name="P4" style:family="paragraph" style:parent-style-name="Standard">
      <style:text-properties fo:language="en" fo:country="GB" officeooo:rsid="00253dcc" officeooo:paragraph-rsid="002bcf88"/>
    </style:style>
    <style:style style:name="P5" style:family="paragraph" style:parent-style-name="Standard">
      <style:text-properties fo:language="en" fo:country="GB" officeooo:rsid="0027108c" officeooo:paragraph-rsid="0027108c"/>
    </style:style>
    <style:style style:name="P6" style:family="paragraph" style:parent-style-name="Standard">
      <style:text-properties fo:language="en" fo:country="GB" officeooo:rsid="002743c1" officeooo:paragraph-rsid="002743c1"/>
    </style:style>
    <style:style style:name="P7" style:family="paragraph" style:parent-style-name="Standard">
      <style:text-properties fo:language="en" fo:country="GB" officeooo:rsid="00299c3f" officeooo:paragraph-rsid="00299c3f"/>
    </style:style>
    <style:style style:name="T1" style:family="text">
      <style:text-properties officeooo:rsid="0027108c"/>
    </style:style>
    <style:style style:name="T2" style:family="text">
      <style:text-properties fo:font-style="italic" officeooo:rsid="0027108c" style:font-style-asian="italic" style:font-style-complex="italic"/>
    </style:style>
    <style:style style:name="T3" style:family="text">
      <style:text-properties fo:font-style="italic" officeooo:rsid="002743c1" style:font-style-asian="italic" style:font-style-complex="italic"/>
    </style:style>
    <style:style style:name="T4" style:family="text">
      <style:text-properties fo:font-style="italic" officeooo:rsid="002bcf88" style:font-style-asian="italic" style:font-style-complex="italic"/>
    </style:style>
    <style:style style:name="T5" style:family="text">
      <style:text-properties fo:font-style="normal" officeooo:rsid="002bcf88" style:font-style-asian="normal" style:font-style-complex="normal"/>
    </style:style>
    <style:style style:name="T6" style:family="text">
      <style:text-properties officeooo:rsid="002743c1"/>
    </style:style>
    <style:style style:name="T7" style:family="text">
      <style:text-properties officeooo:rsid="00282aed"/>
    </style:style>
    <style:style style:name="T8" style:family="text">
      <style:text-properties officeooo:rsid="00299c3f"/>
    </style:style>
    <style:style style:name="T9" style:family="text">
      <style:text-properties officeooo:rsid="002bcf88"/>
    </style:style>
    <style:style style:name="T10" style:family="text">
      <style:text-properties officeooo:rsid="002bda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yerScore = 0;</text:p>
      <text:p text:style-name="P1">computerScore = 0;</text:p>
      <text:p text:style-name="P1">roundWinner = “”;</text:p>
      <text:p text:style-name="P1"/>
      <text:p text:style-name="P7">player clicks rock</text:p>
      <text:p text:style-name="P7">player clicks paper</text:p>
      <text:p text:style-name="P7">player clicks scissors</text:p>
      <text:p text:style-name="P7"/>
      <text:p text:style-name="P1"/>
      <text:p text:style-name="P1">When player clicks Rock, make their click into Rock selection;</text:p>
      <text:p text:style-name="P1">When player clicks Paper, make their click into Paper selection;</text:p>
      <text:p text:style-name="P1">When player clicks Scissors, make their click into Scissors selection;</text:p>
      <text:p text:style-name="P1"/>
      <text:p text:style-name="P1"/>
      <text:p text:style-name="P1">function handleUserClick(input) {<text:line-break/><text:tab/>take user input and return it as Rock/Paper/Scissors<text:line-break/>}</text:p>
      <text:p text:style-name="P1"/>
      <text:p text:style-name="P1"/>
      <text:p text:style-name="P1">function generateComputerSelection() {</text:p>
      <text:p text:style-name="P1"><text:tab/>generate random integer between <text:span text:style-name="T10">0</text:span> and <text:span text:style-name="T10">2</text:span></text:p>
      <text:p text:style-name="P1"><text:tab/>return <text:span text:style-name="T1">Rock, Paper, Scissors</text:span></text:p>
      <text:p text:style-name="P1">}</text:p>
      <text:p text:style-name="P1"/>
      <text:p text:style-name="P1"/>
      <text:p text:style-name="P3"><text:span text:style-name="T8">function </text:span>simulateRound(userSelection, computerSelection) {</text:p>
      <text:p text:style-name="P3"><text:tab/></text:p>
      <text:p text:style-name="P3"><text:tab/><text:span text:style-name="T7">if gameover function returns a value, alert (game over, press f5 to restart the game)</text:span></text:p>
      <text:p text:style-name="P3"/>
      <text:p text:style-name="P3"><text:tab/><text:span text:style-name="T6">if user choice and computer choice is same, </text:span></text:p>
      <text:p text:style-name="P3"><text:tab/><text:span text:style-name="T6">roundWinner </text:span><text:span text:style-name="T9">value </text:span><text:span text:style-name="T6">will be “tie”</text:span></text:p>
      <text:p text:style-name="P3"><text:tab/><text:line-break/><text:tab/><text:span text:style-name="T1">if user chooses rock &amp; computer chooses scissors,</text:span></text:p>
      <text:p text:style-name="P4"><text:tab/><text:span text:style-name="T1">roundWinner </text:span><text:span text:style-name="T9">value </text:span><text:span text:style-name="T1">will be “user”</text:span></text:p>
      <text:p text:style-name="P2"><text:tab/></text:p>
      <text:p text:style-name="P2"/>
      <text:p text:style-name="P2"><text:tab/><text:span text:style-name="T1">if user chooses rock &amp; computer chooses paper</text:span></text:p>
      <text:p text:style-name="P4"><text:tab/><text:span text:style-name="T1">roundWinner </text:span><text:span text:style-name="T9">value </text:span><text:span text:style-name="T1">will be “computer”</text:span></text:p>
      <text:p text:style-name="P2"/>
      <text:p text:style-name="P2"><text:tab/></text:p>
      <text:p text:style-name="P4"><text:tab/><text:span text:style-name="T2">repeat for all lose/win </text:span><text:span text:style-name="T3">and tie</text:span><text:span text:style-name="T2"> scenarios</text:span></text:p>
      <text:p text:style-name="P4"><text:span text:style-name="T2"/></text:p>
      <text:p text:style-name="P4"><text:span text:style-name="T2"><text:tab/></text:span><text:span text:style-name="T5">Update Score and output winner in display box</text:span><text:line-break/>}</text:p>
      <text:p text:style-name="P2"/>
      <text:p text:style-name="P2"/>
      <text:p text:style-name="P6">function updateScore() {</text:p>
      <text:p text:style-name="P6"><text:tab/>if roundWinner is user, <text:span text:style-name="T1">playerScore is incremented by 1, </text:span>make result box text “user is the winner”;</text:p>
      <text:p text:style-name="P6"><text:soft-page-break/><text:tab/>else if roundWinner is computer, <text:span text:style-name="T1">computerScore is incremented by 1, </text:span>make result text box “computer is the winner”;</text:p>
      <text:p text:style-name="P6"><text:tab/>else if roundWinner is tie, make result box text “it is a tie”</text:p>
      <text:p text:style-name="P6">}</text:p>
      <text:p text:style-name="P2"/>
      <text:p text:style-name="P2"><text:tab/></text:p>
      <text:p text:style-name="P5">function gameOver () {<text:line-break/><text:tab/>return playerScore === 5 || computerScore === 5;<text:line-break/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0:28:37.378377075</meta:creation-date>
    <dc:date>2022-11-29T17:38:49.314160186</dc:date>
    <meta:editing-duration>PT1H36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214" meta:character-count="1363" meta:non-whitespace-character-count="1156"/>
  </office:meta>
</office:document-meta>
</file>